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49cm" svg:y="23.129cm">
            <draw:object draw:notify-on-update-of-ranges="Sheet1.B52:Sheet1.B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8.148cm" svg:y="36.225cm">
            <draw:object draw:notify-on-update-of-ranges="Sheet1.C75:Sheet1.C80 Sheet1.D75:Sheet1.D80 Sheet1.E75:Sheet1.E80 Sheet1.F75:Sheet1.F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52.16" calcext:value-type="float">
            <text:p>52.16</text:p>
          </table:table-cell>
          <table:table-cell table:formula="of:=[.B1]-[.C1]" office:value-type="float" office:value="174.389" calcext:value-type="float">
            <text:p>174.3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2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06Z</text:p>
          </table:table-cell>
          <table:table-cell office:value-type="string" calcext:value-type="string">
            <text:p>SUCCEEDED</text:p>
          </table:table-cell>
          <table:table-cell office:value-type="float" office:value="1230258" calcext:value-type="float">
            <text:p>1230258</text:p>
          </table:table-cell>
          <table:table-cell office:value-type="float" office:value="251413" calcext:value-type="float">
            <text:p>251413</text:p>
          </table:table-cell>
          <table:table-cell office:value-type="float" office:value="23.033" calcext:value-type="float">
            <text:p>23.0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52.62" calcext:value-type="float">
            <text:p>52.62</text:p>
          </table:table-cell>
          <table:table-cell table:formula="of:=[.B2]-[.C2]" office:value-type="float" office:value="185.527" calcext:value-type="float">
            <text:p>185.5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36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16Z</text:p>
          </table:table-cell>
          <table:table-cell office:value-type="string" calcext:value-type="string">
            <text:p>SUCCEEDED</text:p>
          </table:table-cell>
          <table:table-cell office:value-type="float" office:value="1230261" calcext:value-type="float">
            <text:p>1230261</text:p>
          </table:table-cell>
          <table:table-cell office:value-type="float" office:value="166519" calcext:value-type="float">
            <text:p>166519</text:p>
          </table:table-cell>
          <table:table-cell office:value-type="float" office:value="23.047" calcext:value-type="float">
            <text:p>23.047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48.34" calcext:value-type="float">
            <text:p>48.34</text:p>
          </table:table-cell>
          <table:table-cell table:formula="of:=[.B3]-[.C3]" office:value-type="float" office:value="156.269" calcext:value-type="float">
            <text:p>156.26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4:52Z</text:p>
          </table:table-cell>
          <table:table-cell office:value-type="string" calcext:value-type="string">
            <text:p>2022-03-10T02:05:57Z</text:p>
          </table:table-cell>
          <table:table-cell office:value-type="string" calcext:value-type="string">
            <text:p>2022-03-10T02:10:05Z</text:p>
          </table:table-cell>
          <table:table-cell office:value-type="string" calcext:value-type="string">
            <text:p>SUCCEEDED</text:p>
          </table:table-cell>
          <table:table-cell office:value-type="float" office:value="1230233" calcext:value-type="float">
            <text:p>1230233</text:p>
          </table:table-cell>
          <table:table-cell office:value-type="float" office:value="168232" calcext:value-type="float">
            <text:p>1682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51.64" calcext:value-type="float">
            <text:p>51.64</text:p>
          </table:table-cell>
          <table:table-cell table:formula="of:=[.B4]-[.C4]" office:value-type="float" office:value="124.667" calcext:value-type="float">
            <text:p>124.66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7:51Z</text:p>
          </table:table-cell>
          <table:table-cell office:value-type="string" calcext:value-type="string">
            <text:p>2022-03-10T02:19:01Z</text:p>
          </table:table-cell>
          <table:table-cell office:value-type="string" calcext:value-type="string">
            <text:p>2022-03-10T02:22:19Z</text:p>
          </table:table-cell>
          <table:table-cell office:value-type="string" calcext:value-type="string">
            <text:p>SUCCEEDED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1989" calcext:value-type="float">
            <text:p>21989</text:p>
          </table:table-cell>
          <table:table-cell office:value-type="float" office:value="15.178" calcext:value-type="float">
            <text:p>15.1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51.48" calcext:value-type="float">
            <text:p>51.48</text:p>
          </table:table-cell>
          <table:table-cell table:formula="of:=[.B5]-[.C5]" office:value-type="float" office:value="143.084" calcext:value-type="float">
            <text:p>143.08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8:39Z</text:p>
          </table:table-cell>
          <table:table-cell office:value-type="string" calcext:value-type="string">
            <text:p>2022-03-10T02:09:00Z</text:p>
          </table:table-cell>
          <table:table-cell office:value-type="string" calcext:value-type="string">
            <text:p>2022-03-10T02:12:38Z</text:p>
          </table:table-cell>
          <table:table-cell office:value-type="string" calcext:value-type="string">
            <text:p>SUCCEEDED</text:p>
          </table:table-cell>
          <table:table-cell office:value-type="float" office:value="1230270" calcext:value-type="float">
            <text:p>1230270</text:p>
          </table:table-cell>
          <table:table-cell office:value-type="float" office:value="207831" calcext:value-type="float">
            <text:p>207831</text:p>
          </table:table-cell>
          <table:table-cell office:value-type="float" office:value="12.521" calcext:value-type="float">
            <text:p>12.5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49.88" calcext:value-type="float">
            <text:p>49.88</text:p>
          </table:table-cell>
          <table:table-cell table:formula="of:=[.B6]-[.C6]" office:value-type="float" office:value="137.383" calcext:value-type="float">
            <text:p>137.38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3:51Z</text:p>
          </table:table-cell>
          <table:table-cell office:value-type="string" calcext:value-type="string">
            <text:p>2022-03-10T02:14:57Z</text:p>
          </table:table-cell>
          <table:table-cell office:value-type="string" calcext:value-type="string">
            <text:p>2022-03-10T02:18:29Z</text:p>
          </table:table-cell>
          <table:table-cell office:value-type="string" calcext:value-type="string">
            <text:p>SUCCEEDED</text:p>
          </table:table-cell>
          <table:table-cell office:value-type="float" office:value="1230309" calcext:value-type="float">
            <text:p>1230309</text:p>
          </table:table-cell>
          <table:table-cell office:value-type="float" office:value="225608" calcext:value-type="float">
            <text:p>225608</text:p>
          </table:table-cell>
          <table:table-cell office:value-type="float" office:value="19.585" calcext:value-type="float">
            <text:p>19.5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216-start-paper-gr-00</text:p>
          </table:table-cell>
          <table:table-cell office:value-type="float" office:value="131.275" calcext:value-type="float">
            <text:p>131.275</text:p>
          </table:table-cell>
          <table:table-cell office:value-type="float" office:value="40.73" calcext:value-type="float">
            <text:p>40.73</text:p>
          </table:table-cell>
          <table:table-cell table:formula="of:=[.B7]-[.C7]" office:value-type="float" office:value="90.545" calcext:value-type="float">
            <text:p>90.5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9:16Z</text:p>
          </table:table-cell>
          <table:table-cell office:value-type="string" calcext:value-type="string">
            <text:p>2022-03-14T22:29:25Z</text:p>
          </table:table-cell>
          <table:table-cell office:value-type="string" calcext:value-type="string">
            <text:p>2022-03-14T22:31:51Z</text:p>
          </table:table-cell>
          <table:table-cell office:value-type="string" calcext:value-type="string">
            <text:p>SUCCEEDED</text:p>
          </table:table-cell>
          <table:table-cell office:value-type="float" office:value="1253761" calcext:value-type="float">
            <text:p>1253761</text:p>
          </table:table-cell>
          <table:table-cell office:value-type="float" office:value="170040" calcext:value-type="float">
            <text:p>170040</text:p>
          </table:table-cell>
          <table:table-cell office:value-type="float" office:value="15.143" calcext:value-type="float">
            <text:p>15.14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start-paper-gr-01</text:p>
          </table:table-cell>
          <table:table-cell office:value-type="float" office:value="178.124" calcext:value-type="float">
            <text:p>178.124</text:p>
          </table:table-cell>
          <table:table-cell office:value-type="float" office:value="41.49" calcext:value-type="float">
            <text:p>41.49</text:p>
          </table:table-cell>
          <table:table-cell table:formula="of:=[.B8]-[.C8]" office:value-type="float" office:value="136.634" calcext:value-type="float">
            <text:p>136.6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9:25Z</text:p>
          </table:table-cell>
          <table:table-cell office:value-type="string" calcext:value-type="string">
            <text:p>2022-03-14T22:29:35Z</text:p>
          </table:table-cell>
          <table:table-cell office:value-type="string" calcext:value-type="string">
            <text:p>2022-03-14T22:32:52Z</text:p>
          </table:table-cell>
          <table:table-cell office:value-type="string" calcext:value-type="string">
            <text:p>SUCCEEDED</text:p>
          </table:table-cell>
          <table:table-cell office:value-type="float" office:value="1253762" calcext:value-type="float">
            <text:p>1253762</text:p>
          </table:table-cell>
          <table:table-cell office:value-type="float" office:value="36544" calcext:value-type="float">
            <text:p>36544</text:p>
          </table:table-cell>
          <table:table-cell office:value-type="float" office:value="15.117" calcext:value-type="float">
            <text:p>15.117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216-start-paper-gr-10</text:p>
          </table:table-cell>
          <table:table-cell office:value-type="float" office:value="228.337" calcext:value-type="float">
            <text:p>228.337</text:p>
          </table:table-cell>
          <table:table-cell office:value-type="float" office:value="72.01" calcext:value-type="float">
            <text:p>72.01</text:p>
          </table:table-cell>
          <table:table-cell table:formula="of:=[.B9]-[.C9]" office:value-type="float" office:value="156.327" calcext:value-type="float">
            <text:p>156.32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14T22:29:38Z</text:p>
          </table:table-cell>
          <table:table-cell office:value-type="string" calcext:value-type="string">
            <text:p>2022-03-14T22:30:10Z</text:p>
          </table:table-cell>
          <table:table-cell office:value-type="string" calcext:value-type="string">
            <text:p>2022-03-14T22:36:09Z</text:p>
          </table:table-cell>
          <table:table-cell office:value-type="string" calcext:value-type="string">
            <text:p>SUCCEEDED</text:p>
          </table:table-cell>
          <table:table-cell office:value-type="float" office:value="1253763" calcext:value-type="float">
            <text:p>1253763</text:p>
          </table:table-cell>
          <table:table-cell office:value-type="float" office:value="152972" calcext:value-type="float">
            <text:p>152972</text:p>
          </table:table-cell>
          <table:table-cell office:value-type="float" office:value="16.172" calcext:value-type="float">
            <text:p>16.1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u-ch427-n216-start-paper-gr-20</text:p>
          </table:table-cell>
          <table:table-cell office:value-type="float" office:value="310.834" calcext:value-type="float">
            <text:p>310.834</text:p>
          </table:table-cell>
          <table:table-cell office:value-type="float" office:value="104.76" calcext:value-type="float">
            <text:p>104.76</text:p>
          </table:table-cell>
          <table:table-cell table:formula="of:=[.B10]-[.C10]" office:value-type="float" office:value="206.074" calcext:value-type="float">
            <text:p>206.07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14T23:00:03Z</text:p>
          </table:table-cell>
          <table:table-cell office:value-type="string" calcext:value-type="string">
            <text:p>2022-03-14T23:18:53Z</text:p>
          </table:table-cell>
          <table:table-cell office:value-type="string" calcext:value-type="string">
            <text:p>2022-03-14T23:28:06Z</text:p>
          </table:table-cell>
          <table:table-cell office:value-type="string" calcext:value-type="string">
            <text:p>SUCCEEDED</text:p>
          </table:table-cell>
          <table:table-cell office:value-type="float" office:value="1253826" calcext:value-type="float">
            <text:p>1253826</text:p>
          </table:table-cell>
          <table:table-cell office:value-type="float" office:value="16677" calcext:value-type="float">
            <text:p>16677</text:p>
          </table:table-cell>
          <table:table-cell office:value-type="float" office:value="20.555" calcext:value-type="float">
            <text:p>20.55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216-start-paper-gr-30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118.93" calcext:value-type="float">
            <text:p>118.93</text:p>
          </table:table-cell>
          <table:table-cell office:value-type="float" office:value="256.547" calcext:value-type="float">
            <text:p>256.54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15T02:05:35Z</text:p>
          </table:table-cell>
          <table:table-cell office:value-type="string" calcext:value-type="string">
            <text:p>2022-03-15T06:10:09Z</text:p>
          </table:table-cell>
          <table:table-cell office:value-type="string" calcext:value-type="string">
            <text:p>2022-03-15T06:22:08Z</text:p>
          </table:table-cell>
          <table:table-cell office:value-type="string" calcext:value-type="string">
            <text:p>SUCCEEDED</text:p>
          </table:table-cell>
          <table:table-cell office:value-type="float" office:value="1254515" calcext:value-type="float">
            <text:p>1254515</text:p>
          </table:table-cell>
          <table:table-cell office:value-type="float" office:value="75499" calcext:value-type="float">
            <text:p>75499</text:p>
          </table:table-cell>
          <table:table-cell office:value-type="float" office:value="14.432" calcext:value-type="float">
            <text:p>14.432</text:p>
          </table:table-cell>
          <table:table-cell office:value-type="float" office:value="0.76" calcext:value-type="float">
            <text:p>0.76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u-ch427-n216-start-paper-gr-50</text:p>
          </table:table-cell>
          <table:table-cell office:value-type="float" office:value="898.484" calcext:value-type="float">
            <text:p>898.484</text:p>
          </table:table-cell>
          <table:table-cell office:value-type="float" office:value="236.78" calcext:value-type="float">
            <text:p>236.78</text:p>
          </table:table-cell>
          <table:table-cell office:value-type="float" office:value="661.704" calcext:value-type="float">
            <text:p>661.70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3-15T14:07:54Z</text:p>
          </table:table-cell>
          <table:table-cell office:value-type="string" calcext:value-type="string">
            <text:p>2022-03-15T20:21:33Z</text:p>
          </table:table-cell>
          <table:table-cell office:value-type="string" calcext:value-type="string">
            <text:p>2022-03-15T20:46:02Z</text:p>
          </table:table-cell>
          <table:table-cell office:value-type="string" calcext:value-type="string">
            <text:p>SUCCEEDED</text:p>
          </table:table-cell>
          <table:table-cell office:value-type="float" office:value="1257266" calcext:value-type="float">
            <text:p>1257266</text:p>
          </table:table-cell>
          <table:table-cell office:value-type="float" office:value="41225" calcext:value-type="float">
            <text:p>41225</text:p>
          </table:table-cell>
          <table:table-cell office:value-type="float" office:value="11.307" calcext:value-type="float">
            <text:p>11.3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u-ch427-n216-start-paper-gr2-00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42.56" calcext:value-type="float">
            <text:p>42.56</text:p>
          </table:table-cell>
          <table:table-cell table:formula="of:=[.B13]-[.C13]" office:value-type="float" office:value="212.643" calcext:value-type="float">
            <text:p>212.6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0:49Z</text:p>
          </table:table-cell>
          <table:table-cell office:value-type="string" calcext:value-type="string">
            <text:p>2022-03-15T00:20:59Z</text:p>
          </table:table-cell>
          <table:table-cell office:value-type="string" calcext:value-type="string">
            <text:p>2022-03-15T00:25:33Z</text:p>
          </table:table-cell>
          <table:table-cell office:value-type="string" calcext:value-type="string">
            <text:p>SUCCEEDED</text:p>
          </table:table-cell>
          <table:table-cell office:value-type="float" office:value="1254158" calcext:value-type="float">
            <text:p>1254158</text:p>
          </table:table-cell>
          <table:table-cell office:value-type="float" office:value="117949" calcext:value-type="float">
            <text:p>11794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761" calcext:value-type="float">
            <text:p>0.76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gr2-01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42.51" calcext:value-type="float">
            <text:p>42.51</text:p>
          </table:table-cell>
          <table:table-cell table:formula="of:=[.B14]-[.C14]" office:value-type="float" office:value="212.521" calcext:value-type="float">
            <text:p>212.5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00Z</text:p>
          </table:table-cell>
          <table:table-cell office:value-type="string" calcext:value-type="string">
            <text:p>2022-03-15T00:21:11Z</text:p>
          </table:table-cell>
          <table:table-cell office:value-type="string" calcext:value-type="string">
            <text:p>2022-03-15T00:25:47Z</text:p>
          </table:table-cell>
          <table:table-cell office:value-type="string" calcext:value-type="string">
            <text:p>SUCCEEDED</text:p>
          </table:table-cell>
          <table:table-cell office:value-type="float" office:value="1254159" calcext:value-type="float">
            <text:p>1254159</text:p>
          </table:table-cell>
          <table:table-cell office:value-type="float" office:value="44221" calcext:value-type="float">
            <text:p>44221</text:p>
          </table:table-cell>
          <table:table-cell office:value-type="float" office:value="14.286" calcext:value-type="float">
            <text:p>14.28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216-start-paper-gr2-10</text:p>
          </table:table-cell>
          <table:table-cell office:value-type="float" office:value="253.357" calcext:value-type="float">
            <text:p>253.357</text:p>
          </table:table-cell>
          <table:table-cell office:value-type="float" office:value="43.17" calcext:value-type="float">
            <text:p>43.17</text:p>
          </table:table-cell>
          <table:table-cell table:formula="of:=[.B15]-[.C15]" office:value-type="float" office:value="210.187" calcext:value-type="float">
            <text:p>210.18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15Z</text:p>
          </table:table-cell>
          <table:table-cell office:value-type="string" calcext:value-type="string">
            <text:p>2022-03-15T00:21:25Z</text:p>
          </table:table-cell>
          <table:table-cell office:value-type="string" calcext:value-type="string">
            <text:p>2022-03-15T00:25:59Z</text:p>
          </table:table-cell>
          <table:table-cell office:value-type="string" calcext:value-type="string">
            <text:p>SUCCEEDED</text:p>
          </table:table-cell>
          <table:table-cell office:value-type="float" office:value="1254161" calcext:value-type="float">
            <text:p>1254161</text:p>
          </table:table-cell>
          <table:table-cell office:value-type="float" office:value="43001" calcext:value-type="float">
            <text:p>43001</text:p>
          </table:table-cell>
          <table:table-cell office:value-type="float" office:value="18.95" calcext:value-type="float">
            <text:p>18.9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u-ch427-n216-start-paper-gr2-20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42.58" calcext:value-type="float">
            <text:p>42.58</text:p>
          </table:table-cell>
          <table:table-cell table:formula="of:=[.B16]-[.C16]" office:value-type="float" office:value="210.543" calcext:value-type="float">
            <text:p>210.54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28Z</text:p>
          </table:table-cell>
          <table:table-cell office:value-type="string" calcext:value-type="string">
            <text:p>2022-03-15T00:21:37Z</text:p>
          </table:table-cell>
          <table:table-cell office:value-type="string" calcext:value-type="string">
            <text:p>2022-03-15T00:26:12Z</text:p>
          </table:table-cell>
          <table:table-cell office:value-type="string" calcext:value-type="string">
            <text:p>SUCCEEDED</text:p>
          </table:table-cell>
          <table:table-cell office:value-type="float" office:value="1254164" calcext:value-type="float">
            <text:p>1254164</text:p>
          </table:table-cell>
          <table:table-cell office:value-type="float" office:value="84115" calcext:value-type="float">
            <text:p>84115</text:p>
          </table:table-cell>
          <table:table-cell office:value-type="float" office:value="16.841" calcext:value-type="float">
            <text:p>16.8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u-ch427-n216-start-paper-gr2-30</text:p>
          </table:table-cell>
          <table:table-cell office:value-type="float" office:value="255.291" calcext:value-type="float">
            <text:p>255.291</text:p>
          </table:table-cell>
          <table:table-cell office:value-type="float" office:value="41.74" calcext:value-type="float">
            <text:p>41.74</text:p>
          </table:table-cell>
          <table:table-cell table:formula="of:=[.B17]-[.C17]" office:value-type="float" office:value="213.551" calcext:value-type="float">
            <text:p>213.55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39Z</text:p>
          </table:table-cell>
          <table:table-cell office:value-type="string" calcext:value-type="string">
            <text:p>2022-03-15T00:21:47Z</text:p>
          </table:table-cell>
          <table:table-cell office:value-type="string" calcext:value-type="string">
            <text:p>2022-03-15T00:26:34Z</text:p>
          </table:table-cell>
          <table:table-cell office:value-type="string" calcext:value-type="string">
            <text:p>SUCCEEDED</text:p>
          </table:table-cell>
          <table:table-cell office:value-type="float" office:value="1254165" calcext:value-type="float">
            <text:p>1254165</text:p>
          </table:table-cell>
          <table:table-cell office:value-type="float" office:value="56057" calcext:value-type="float">
            <text:p>56057</text:p>
          </table:table-cell>
          <table:table-cell office:value-type="float" office:value="12.348" calcext:value-type="float">
            <text:p>12.34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216-start-paper-gr2-50</text:p>
          </table:table-cell>
          <table:table-cell office:value-type="float" office:value="261.726" calcext:value-type="float">
            <text:p>261.726</text:p>
          </table:table-cell>
          <table:table-cell office:value-type="float" office:value="42.28" calcext:value-type="float">
            <text:p>42.28</text:p>
          </table:table-cell>
          <table:table-cell table:formula="of:=[.B18]-[.C18]" office:value-type="float" office:value="219.446" calcext:value-type="float">
            <text:p>219.44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50Z</text:p>
          </table:table-cell>
          <table:table-cell office:value-type="string" calcext:value-type="string">
            <text:p>2022-03-15T00:22:01Z</text:p>
          </table:table-cell>
          <table:table-cell office:value-type="string" calcext:value-type="string">
            <text:p>2022-03-15T00:26:45Z</text:p>
          </table:table-cell>
          <table:table-cell office:value-type="string" calcext:value-type="string">
            <text:p>SUCCEEDED</text:p>
          </table:table-cell>
          <table:table-cell office:value-type="float" office:value="1254166" calcext:value-type="float">
            <text:p>125416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.205" calcext:value-type="float">
            <text:p>14.2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u-ch427-n216-start-paper-gr46-00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41.77" calcext:value-type="float">
            <text:p>41.77</text:p>
          </table:table-cell>
          <table:table-cell table:formula="of:=[.B19]-[.C19]" office:value-type="float" office:value="200.299" calcext:value-type="float">
            <text:p>200.2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26:03Z</text:p>
          </table:table-cell>
          <table:table-cell office:value-type="string" calcext:value-type="string">
            <text:p>2022-03-15T01:26:10Z</text:p>
          </table:table-cell>
          <table:table-cell office:value-type="string" calcext:value-type="string">
            <text:p>2022-03-15T01:30:31Z</text:p>
          </table:table-cell>
          <table:table-cell office:value-type="string" calcext:value-type="string">
            <text:p>SUCCEEDED</text:p>
          </table:table-cell>
          <table:table-cell office:value-type="float" office:value="1254447" calcext:value-type="float">
            <text:p>1254447</text:p>
          </table:table-cell>
          <table:table-cell office:value-type="float" office:value="210199" calcext:value-type="float">
            <text:p>210199</text:p>
          </table:table-cell>
          <table:table-cell office:value-type="float" office:value="20.027" calcext:value-type="float">
            <text:p>20.02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gr46-01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43.91" calcext:value-type="float">
            <text:p>43.91</text:p>
          </table:table-cell>
          <table:table-cell table:formula="of:=[.B20]-[.C20]" office:value-type="float" office:value="198.006" calcext:value-type="float">
            <text:p>198.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16Z</text:p>
          </table:table-cell>
          <table:table-cell office:value-type="string" calcext:value-type="string">
            <text:p>2022-03-15T01:31:26Z</text:p>
          </table:table-cell>
          <table:table-cell office:value-type="string" calcext:value-type="string">
            <text:p>2022-03-15T01:35:48Z</text:p>
          </table:table-cell>
          <table:table-cell office:value-type="string" calcext:value-type="string">
            <text:p>SUCCEEDED</text:p>
          </table:table-cell>
          <table:table-cell office:value-type="float" office:value="1254453" calcext:value-type="float">
            <text:p>1254453</text:p>
          </table:table-cell>
          <table:table-cell office:value-type="float" office:value="6329" calcext:value-type="float">
            <text:p>6329</text:p>
          </table:table-cell>
          <table:table-cell office:value-type="float" office:value="15.213" calcext:value-type="float">
            <text:p>15.21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u-ch427-n216-start-paper-gr46-10</text:p>
          </table:table-cell>
          <table:table-cell office:value-type="float" office:value="243.566" calcext:value-type="float">
            <text:p>243.566</text:p>
          </table:table-cell>
          <table:table-cell office:value-type="float" office:value="42.16" calcext:value-type="float">
            <text:p>42.16</text:p>
          </table:table-cell>
          <table:table-cell table:formula="of:=[.B21]-[.C21]" office:value-type="float" office:value="201.406" calcext:value-type="float">
            <text:p>201.40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26Z</text:p>
          </table:table-cell>
          <table:table-cell office:value-type="string" calcext:value-type="string">
            <text:p>2022-03-15T01:31:36Z</text:p>
          </table:table-cell>
          <table:table-cell office:value-type="string" calcext:value-type="string">
            <text:p>2022-03-15T01:36:02Z</text:p>
          </table:table-cell>
          <table:table-cell office:value-type="string" calcext:value-type="string">
            <text:p>SUCCEEDED</text:p>
          </table:table-cell>
          <table:table-cell office:value-type="float" office:value="1254454" calcext:value-type="float">
            <text:p>1254454</text:p>
          </table:table-cell>
          <table:table-cell office:value-type="float" office:value="111977" calcext:value-type="float">
            <text:p>111977</text:p>
          </table:table-cell>
          <table:table-cell office:value-type="float" office:value="16.378" calcext:value-type="float">
            <text:p>16.37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start-paper-gr46-20</text:p>
          </table:table-cell>
          <table:table-cell office:value-type="float" office:value="240.541" calcext:value-type="float">
            <text:p>240.541</text:p>
          </table:table-cell>
          <table:table-cell office:value-type="float" office:value="42.78" calcext:value-type="float">
            <text:p>42.78</text:p>
          </table:table-cell>
          <table:table-cell table:formula="of:=[.B22]-[.C22]" office:value-type="float" office:value="197.761" calcext:value-type="float">
            <text:p>197.76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41Z</text:p>
          </table:table-cell>
          <table:table-cell office:value-type="string" calcext:value-type="string">
            <text:p>2022-03-15T01:36:09Z</text:p>
          </table:table-cell>
          <table:table-cell office:value-type="string" calcext:value-type="string">
            <text:p>2022-03-15T01:40:27Z</text:p>
          </table:table-cell>
          <table:table-cell office:value-type="string" calcext:value-type="string">
            <text:p>SUCCEEDED</text:p>
          </table:table-cell>
          <table:table-cell office:value-type="float" office:value="1254455" calcext:value-type="float">
            <text:p>1254455</text:p>
          </table:table-cell>
          <table:table-cell office:value-type="float" office:value="63766" calcext:value-type="float">
            <text:p>63766</text:p>
          </table:table-cell>
          <table:table-cell office:value-type="float" office:value="13.9" calcext:value-type="float">
            <text:p>13.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u-ch427-n216-start-paper-gr46-30</text:p>
          </table:table-cell>
          <table:table-cell office:value-type="float" office:value="241.35" calcext:value-type="float">
            <text:p>241.35</text:p>
          </table:table-cell>
          <table:table-cell office:value-type="float" office:value="42.47" calcext:value-type="float">
            <text:p>42.47</text:p>
          </table:table-cell>
          <table:table-cell table:formula="of:=[.B23]-[.C23]" office:value-type="float" office:value="198.88" calcext:value-type="float">
            <text:p>198.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50Z</text:p>
          </table:table-cell>
          <table:table-cell office:value-type="string" calcext:value-type="string">
            <text:p>2022-03-15T01:36:42Z</text:p>
          </table:table-cell>
          <table:table-cell office:value-type="string" calcext:value-type="string">
            <text:p>2022-03-15T01:41:02Z</text:p>
          </table:table-cell>
          <table:table-cell office:value-type="string" calcext:value-type="string">
            <text:p>SUCCEEDED</text:p>
          </table:table-cell>
          <table:table-cell office:value-type="float" office:value="1254456" calcext:value-type="float">
            <text:p>1254456</text:p>
          </table:table-cell>
          <table:table-cell office:value-type="float" office:value="169003" calcext:value-type="float">
            <text:p>169003</text:p>
          </table:table-cell>
          <table:table-cell office:value-type="float" office:value="15.402" calcext:value-type="float">
            <text:p>15.40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start-paper-gr46-50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42.52" calcext:value-type="float">
            <text:p>42.52</text:p>
          </table:table-cell>
          <table:table-cell table:formula="of:=[.B24]-[.C24]" office:value-type="float" office:value="203.779" calcext:value-type="float">
            <text:p>203.77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2:07Z</text:p>
          </table:table-cell>
          <table:table-cell office:value-type="string" calcext:value-type="string">
            <text:p>2022-03-15T01:41:45Z</text:p>
          </table:table-cell>
          <table:table-cell office:value-type="string" calcext:value-type="string">
            <text:p>2022-03-15T01:46:11Z</text:p>
          </table:table-cell>
          <table:table-cell office:value-type="string" calcext:value-type="string">
            <text:p>SUCCEEDED</text:p>
          </table:table-cell>
          <table:table-cell office:value-type="float" office:value="1254457" calcext:value-type="float">
            <text:p>1254457</text:p>
          </table:table-cell>
          <table:table-cell office:value-type="float" office:value="9543" calcext:value-type="float">
            <text:p>9543</text:p>
          </table:table-cell>
          <table:table-cell office:value-type="float" office:value="16.147" calcext:value-type="float">
            <text:p>16.14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" calcext:value-type="float">
            <text:p>1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389" calcext:value-type="float">
            <text:p>174.389</text:p>
          </table:table-cell>
          <table:table-cell/>
          <table:table-cell office:value-type="float" office:value="226.549" calcext:value-type="float">
            <text:p>226.549</text:p>
          </table:table-cell>
          <table:table-cell office:value-type="float" office:value="174.389" calcext:value-type="float">
            <text:p>174.3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.527" calcext:value-type="float">
            <text:p>185.527</text:p>
          </table:table-cell>
          <table:table-cell/>
          <table:table-cell office:value-type="float" office:value="238.147" calcext:value-type="float">
            <text:p>238.147</text:p>
          </table:table-cell>
          <table:table-cell office:value-type="float" office:value="185.527" calcext:value-type="float">
            <text:p>185.52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" calcext:value-type="float">
            <text:p>1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6.269" calcext:value-type="float">
            <text:p>156.269</text:p>
          </table:table-cell>
          <table:table-cell/>
          <table:table-cell office:value-type="float" office:value="204.609" calcext:value-type="float">
            <text:p>204.609</text:p>
          </table:table-cell>
          <table:table-cell office:value-type="float" office:value="156.269" calcext:value-type="float">
            <text:p>156.2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" calcext:value-type="float">
            <text:p>1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.667" calcext:value-type="float">
            <text:p>124.667</text:p>
          </table:table-cell>
          <table:table-cell/>
          <table:table-cell office:value-type="float" office:value="176.307" calcext:value-type="float">
            <text:p>176.307</text:p>
          </table:table-cell>
          <table:table-cell office:value-type="float" office:value="124.667" calcext:value-type="float">
            <text:p>124.6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" calcext:value-type="float">
            <text:p>1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3.084" calcext:value-type="float">
            <text:p>143.084</text:p>
          </table:table-cell>
          <table:table-cell/>
          <table:table-cell office:value-type="float" office:value="194.564" calcext:value-type="float">
            <text:p>194.564</text:p>
          </table:table-cell>
          <table:table-cell office:value-type="float" office:value="143.084" calcext:value-type="float">
            <text:p>143.0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" calcext:value-type="float">
            <text:p>1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7.383" calcext:value-type="float">
            <text:p>137.383</text:p>
          </table:table-cell>
          <table:table-cell/>
          <table:table-cell office:value-type="float" office:value="187.263" calcext:value-type="float">
            <text:p>187.263</text:p>
          </table:table-cell>
          <table:table-cell office:value-type="float" office:value="137.383" calcext:value-type="float">
            <text:p>137.3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.275" calcext:value-type="float">
            <text:p>131.275</text:p>
          </table:table-cell>
          <table:table-cell office:value-type="float" office:value="2" calcext:value-type="float">
            <text:p>2</text:p>
          </table:table-cell>
          <table:table-cell office:value-type="float" office:value="131.275" calcext:value-type="float">
            <text:p>131.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.545" calcext:value-type="float">
            <text:p>90.545</text:p>
          </table:table-cell>
          <table:table-cell/>
          <table:table-cell office:value-type="float" office:value="131.275" calcext:value-type="float">
            <text:p>131.275</text:p>
          </table:table-cell>
          <table:table-cell office:value-type="float" office:value="90.545" calcext:value-type="float">
            <text:p>90.5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.124" calcext:value-type="float">
            <text:p>178.124</text:p>
          </table:table-cell>
          <table:table-cell office:value-type="float" office:value="2" calcext:value-type="float">
            <text:p>2</text:p>
          </table:table-cell>
          <table:table-cell office:value-type="float" office:value="178.124" calcext:value-type="float">
            <text:p>178.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6.634" calcext:value-type="float">
            <text:p>136.634</text:p>
          </table:table-cell>
          <table:table-cell/>
          <table:table-cell office:value-type="float" office:value="178.124" calcext:value-type="float">
            <text:p>178.124</text:p>
          </table:table-cell>
          <table:table-cell office:value-type="float" office:value="136.634" calcext:value-type="float">
            <text:p>136.6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8.337" calcext:value-type="float">
            <text:p>228.337</text:p>
          </table:table-cell>
          <table:table-cell office:value-type="float" office:value="2" calcext:value-type="float">
            <text:p>2</text:p>
          </table:table-cell>
          <table:table-cell office:value-type="float" office:value="228.337" calcext:value-type="float">
            <text:p>228.3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6.327" calcext:value-type="float">
            <text:p>156.327</text:p>
          </table:table-cell>
          <table:table-cell/>
          <table:table-cell office:value-type="float" office:value="228.337" calcext:value-type="float">
            <text:p>228.337</text:p>
          </table:table-cell>
          <table:table-cell office:value-type="float" office:value="156.327" calcext:value-type="float">
            <text:p>156.3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10.834" calcext:value-type="float">
            <text:p>310.834</text:p>
          </table:table-cell>
          <table:table-cell office:value-type="float" office:value="2" calcext:value-type="float">
            <text:p>2</text:p>
          </table:table-cell>
          <table:table-cell office:value-type="float" office:value="310.834" calcext:value-type="float">
            <text:p>310.8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6.074" calcext:value-type="float">
            <text:p>206.074</text:p>
          </table:table-cell>
          <table:table-cell/>
          <table:table-cell office:value-type="float" office:value="310.834" calcext:value-type="float">
            <text:p>310.834</text:p>
          </table:table-cell>
          <table:table-cell office:value-type="float" office:value="206.074" calcext:value-type="float">
            <text:p>206.0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2" calcext:value-type="float">
            <text:p>2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6.547" calcext:value-type="float">
            <text:p>256.547</text:p>
          </table:table-cell>
          <table:table-cell/>
          <table:table-cell office:value-type="float" office:value="375.477" calcext:value-type="float">
            <text:p>375.477</text:p>
          </table:table-cell>
          <table:table-cell office:value-type="float" office:value="256.547" calcext:value-type="float">
            <text:p>256.5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98.484" calcext:value-type="float">
            <text:p>898.484</text:p>
          </table:table-cell>
          <table:table-cell office:value-type="float" office:value="2" calcext:value-type="float">
            <text:p>2</text:p>
          </table:table-cell>
          <table:table-cell office:value-type="float" office:value="898.484" calcext:value-type="float">
            <text:p>898.4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61.704" calcext:value-type="float">
            <text:p>661.704</text:p>
          </table:table-cell>
          <table:table-cell/>
          <table:table-cell office:value-type="float" office:value="898.484" calcext:value-type="float">
            <text:p>898.484</text:p>
          </table:table-cell>
          <table:table-cell office:value-type="float" office:value="661.704" calcext:value-type="float">
            <text:p>661.7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3" calcext:value-type="float">
            <text:p>3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2.643" calcext:value-type="float">
            <text:p>212.643</text:p>
          </table:table-cell>
          <table:table-cell/>
          <table:table-cell office:value-type="float" office:value="255.203" calcext:value-type="float">
            <text:p>255.203</text:p>
          </table:table-cell>
          <table:table-cell office:value-type="float" office:value="212.643" calcext:value-type="float">
            <text:p>212.6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3" calcext:value-type="float">
            <text:p>3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2.521" calcext:value-type="float">
            <text:p>212.521</text:p>
          </table:table-cell>
          <table:table-cell/>
          <table:table-cell office:value-type="float" office:value="255.031" calcext:value-type="float">
            <text:p>255.031</text:p>
          </table:table-cell>
          <table:table-cell office:value-type="float" office:value="212.521" calcext:value-type="float">
            <text:p>212.5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3.357" calcext:value-type="float">
            <text:p>253.357</text:p>
          </table:table-cell>
          <table:table-cell office:value-type="float" office:value="3" calcext:value-type="float">
            <text:p>3</text:p>
          </table:table-cell>
          <table:table-cell office:value-type="float" office:value="253.357" calcext:value-type="float">
            <text:p>253.3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0.187" calcext:value-type="float">
            <text:p>210.187</text:p>
          </table:table-cell>
          <table:table-cell/>
          <table:table-cell office:value-type="float" office:value="253.357" calcext:value-type="float">
            <text:p>253.357</text:p>
          </table:table-cell>
          <table:table-cell office:value-type="float" office:value="210.187" calcext:value-type="float">
            <text:p>210.1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3" calcext:value-type="float">
            <text:p>3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0.543" calcext:value-type="float">
            <text:p>210.543</text:p>
          </table:table-cell>
          <table:table-cell/>
          <table:table-cell office:value-type="float" office:value="253.123" calcext:value-type="float">
            <text:p>253.123</text:p>
          </table:table-cell>
          <table:table-cell office:value-type="float" office:value="210.543" calcext:value-type="float">
            <text:p>210.5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5.291" calcext:value-type="float">
            <text:p>255.291</text:p>
          </table:table-cell>
          <table:table-cell office:value-type="float" office:value="3" calcext:value-type="float">
            <text:p>3</text:p>
          </table:table-cell>
          <table:table-cell office:value-type="float" office:value="255.291" calcext:value-type="float">
            <text:p>255.29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13.551" calcext:value-type="float">
            <text:p>213.551</text:p>
          </table:table-cell>
          <table:table-cell/>
          <table:table-cell office:value-type="float" office:value="255.291" calcext:value-type="float">
            <text:p>255.291</text:p>
          </table:table-cell>
          <table:table-cell office:value-type="float" office:value="213.551" calcext:value-type="float">
            <text:p>213.5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1.726" calcext:value-type="float">
            <text:p>261.726</text:p>
          </table:table-cell>
          <table:table-cell office:value-type="float" office:value="3" calcext:value-type="float">
            <text:p>3</text:p>
          </table:table-cell>
          <table:table-cell office:value-type="float" office:value="261.726" calcext:value-type="float">
            <text:p>261.7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19.446" calcext:value-type="float">
            <text:p>219.446</text:p>
          </table:table-cell>
          <table:table-cell/>
          <table:table-cell office:value-type="float" office:value="261.726" calcext:value-type="float">
            <text:p>261.726</text:p>
          </table:table-cell>
          <table:table-cell office:value-type="float" office:value="219.446" calcext:value-type="float">
            <text:p>219.44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4" calcext:value-type="float">
            <text:p>4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.299" calcext:value-type="float">
            <text:p>200.299</text:p>
          </table:table-cell>
          <table:table-cell/>
          <table:table-cell office:value-type="float" office:value="242.069" calcext:value-type="float">
            <text:p>242.069</text:p>
          </table:table-cell>
          <table:table-cell office:value-type="float" office:value="200.299" calcext:value-type="float">
            <text:p>200.29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4" calcext:value-type="float">
            <text:p>4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8.006" calcext:value-type="float">
            <text:p>198.006</text:p>
          </table:table-cell>
          <table:table-cell/>
          <table:table-cell office:value-type="float" office:value="241.916" calcext:value-type="float">
            <text:p>241.916</text:p>
          </table:table-cell>
          <table:table-cell office:value-type="float" office:value="198.006" calcext:value-type="float">
            <text:p>198.0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3.566" calcext:value-type="float">
            <text:p>243.566</text:p>
          </table:table-cell>
          <table:table-cell office:value-type="float" office:value="4" calcext:value-type="float">
            <text:p>4</text:p>
          </table:table-cell>
          <table:table-cell office:value-type="float" office:value="243.566" calcext:value-type="float">
            <text:p>243.5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.406" calcext:value-type="float">
            <text:p>201.406</text:p>
          </table:table-cell>
          <table:table-cell/>
          <table:table-cell office:value-type="float" office:value="243.566" calcext:value-type="float">
            <text:p>243.566</text:p>
          </table:table-cell>
          <table:table-cell office:value-type="float" office:value="201.406" calcext:value-type="float">
            <text:p>201.4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0.541" calcext:value-type="float">
            <text:p>240.541</text:p>
          </table:table-cell>
          <table:table-cell office:value-type="float" office:value="4" calcext:value-type="float">
            <text:p>4</text:p>
          </table:table-cell>
          <table:table-cell office:value-type="float" office:value="240.541" calcext:value-type="float">
            <text:p>240.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7.761" calcext:value-type="float">
            <text:p>197.761</text:p>
          </table:table-cell>
          <table:table-cell/>
          <table:table-cell office:value-type="float" office:value="240.541" calcext:value-type="float">
            <text:p>240.541</text:p>
          </table:table-cell>
          <table:table-cell office:value-type="float" office:value="197.761" calcext:value-type="float">
            <text:p>197.7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1.35" calcext:value-type="float">
            <text:p>241.35</text:p>
          </table:table-cell>
          <table:table-cell office:value-type="float" office:value="4" calcext:value-type="float">
            <text:p>4</text:p>
          </table:table-cell>
          <table:table-cell office:value-type="float" office:value="241.35" calcext:value-type="float">
            <text:p>241.3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98.88" calcext:value-type="float">
            <text:p>198.88</text:p>
          </table:table-cell>
          <table:table-cell/>
          <table:table-cell office:value-type="float" office:value="241.35" calcext:value-type="float">
            <text:p>241.35</text:p>
          </table:table-cell>
          <table:table-cell office:value-type="float" office:value="198.88" calcext:value-type="float">
            <text:p>198.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4" calcext:value-type="float">
            <text:p>4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3.779" calcext:value-type="float">
            <text:p>203.779</text:p>
          </table:table-cell>
          <table:table-cell/>
          <table:table-cell office:value-type="float" office:value="246.299" calcext:value-type="float">
            <text:p>246.299</text:p>
          </table:table-cell>
          <table:table-cell office:value-type="float" office:value="203.779" calcext:value-type="float">
            <text:p>203.779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5:57Z</text:p>
          </table:table-cell>
          <table:table-cell office:value-type="string" calcext:value-type="string">
            <text:p>2022-03-10T02:30:57Z</text:p>
          </table:table-cell>
          <table:table-cell office:value-type="string" calcext:value-type="string">
            <text:p>2022-03-10T04:02:15Z</text:p>
          </table:table-cell>
          <table:table-cell office:value-type="string" calcext:value-type="string">
            <text:p>SUCCEEDED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58817" calcext:value-type="float">
            <text:p>158817</text:p>
          </table:table-cell>
          <table:table-cell office:value-type="float" office:value="169.6" calcext:value-type="float">
            <text:p>169.6</text:p>
          </table:table-cell>
          <table:table-cell office:value-type="float" office:value="36.611" calcext:value-type="float">
            <text:p>36.611</text:p>
          </table:table-cell>
          <table:table-cell office:value-type="float" office:value="35.888" calcext:value-type="float">
            <text:p>35.888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6:02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36:36Z</text:p>
          </table:table-cell>
          <table:table-cell office:value-type="string" calcext:value-type="string">
            <text:p>SUCCEEDED</text:p>
          </table:table-cell>
          <table:table-cell office:value-type="float" office:value="1230347" calcext:value-type="float">
            <text:p>1230347</text:p>
          </table:table-cell>
          <table:table-cell office:value-type="float" office:value="210526" calcext:value-type="float">
            <text:p>210526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.328" calcext:value-type="float">
            <text:p>38.328</text:p>
          </table:table-cell>
          <table:table-cell office:value-type="float" office:value="37.883" calcext:value-type="float">
            <text:p>37.883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0Z</text:p>
          </table:table-cell>
          <table:table-cell office:value-type="string" calcext:value-type="string">
            <text:p>2022-03-10T17:03:46Z</text:p>
          </table:table-cell>
          <table:table-cell office:value-type="string" calcext:value-type="string">
            <text:p>2022-03-10T18:35:53Z</text:p>
          </table:table-cell>
          <table:table-cell office:value-type="string" calcext:value-type="string">
            <text:p>SUCCEEDED</text:p>
          </table:table-cell>
          <table:table-cell office:value-type="float" office:value="1234552" calcext:value-type="float">
            <text:p>1234552</text:p>
          </table:table-cell>
          <table:table-cell office:value-type="float" office:value="34972" calcext:value-type="float">
            <text:p>34972</text:p>
          </table:table-cell>
          <table:table-cell office:value-type="float" office:value="223.906" calcext:value-type="float">
            <text:p>223.906</text:p>
          </table:table-cell>
          <table:table-cell office:value-type="float" office:value="51.252" calcext:value-type="float">
            <text:p>51.252</text:p>
          </table:table-cell>
          <table:table-cell office:value-type="float" office:value="35.75" calcext:value-type="float">
            <text:p>35.75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116.66" calcext:value-type="float">
            <text:p>116.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53:42Z</text:p>
          </table:table-cell>
          <table:table-cell office:value-type="string" calcext:value-type="string">
            <text:p>2022-03-10T04:19:43Z</text:p>
          </table:table-cell>
          <table:table-cell office:value-type="string" calcext:value-type="string">
            <text:p>2022-03-10T05:48:48Z</text:p>
          </table:table-cell>
          <table:table-cell office:value-type="string" calcext:value-type="string">
            <text:p>SUCCEEDED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37839" calcext:value-type="float">
            <text:p>137839</text:p>
          </table:table-cell>
          <table:table-cell office:value-type="float" office:value="169.376" calcext:value-type="float">
            <text:p>169.376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144" calcext:value-type="float">
            <text:p>36.144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115.3" calcext:value-type="float">
            <text:p>115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3Z</text:p>
          </table:table-cell>
          <table:table-cell office:value-type="string" calcext:value-type="string">
            <text:p>2022-03-10T17:37:56Z</text:p>
          </table:table-cell>
          <table:table-cell office:value-type="string" calcext:value-type="string">
            <text:p>2022-03-10T19:09:54Z</text:p>
          </table:table-cell>
          <table:table-cell office:value-type="string" calcext:value-type="string">
            <text:p>SUCCEEDED</text:p>
          </table:table-cell>
          <table:table-cell office:value-type="float" office:value="1234553" calcext:value-type="float">
            <text:p>1234553</text:p>
          </table:table-cell>
          <table:table-cell office:value-type="float" office:value="180879" calcext:value-type="float">
            <text:p>180879</text:p>
          </table:table-cell>
          <table:table-cell office:value-type="float" office:value="172.61" calcext:value-type="float">
            <text:p>172.61</text:p>
          </table:table-cell>
          <table:table-cell office:value-type="float" office:value="36.208" calcext:value-type="float">
            <text:p>36.208</text:p>
          </table:table-cell>
          <table:table-cell office:value-type="float" office:value="35.882" calcext:value-type="float">
            <text:p>35.882</text:p>
          </table:table-cell>
        </table:table-row>
        <table:table-row table:style-name="ro1">
          <table:table-cell office:value-type="string" calcext:value-type="string">
            <text:p>u-ch427-n512-start-paper-gr</text:p>
          </table:table-cell>
          <table:table-cell office:value-type="float" office:value="626.089" calcext:value-type="float">
            <text:p>626.089</text:p>
          </table:table-cell>
          <table:table-cell office:value-type="float" office:value="49.57" calcext:value-type="float">
            <text:p>49.57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4T21:41:34Z</text:p>
          </table:table-cell>
          <table:table-cell office:value-type="string" calcext:value-type="string">
            <text:p>2022-03-14T22:23:03Z</text:p>
          </table:table-cell>
          <table:table-cell office:value-type="string" calcext:value-type="string">
            <text:p>2022-03-14T22:33:53Z</text:p>
          </table:table-cell>
          <table:table-cell office:value-type="string" calcext:value-type="string">
            <text:p>SUCCEEDED</text:p>
          </table:table-cell>
          <table:table-cell office:value-type="float" office:value="1253512" calcext:value-type="float">
            <text:p>1253512</text:p>
          </table:table-cell>
          <table:table-cell office:value-type="float" office:value="195881" calcext:value-type="float">
            <text:p>195881</text:p>
          </table:table-cell>
          <table:table-cell office:value-type="float" office:value="48.219" calcext:value-type="float">
            <text:p>48.219</text:p>
          </table:table-cell>
          <table:table-cell office:value-type="float" office:value="2.901" calcext:value-type="float">
            <text:p>2.901</text:p>
          </table:table-cell>
          <table:table-cell office:value-type="float" office:value="2.881" calcext:value-type="float">
            <text:p>2.881</text:p>
          </table:table-cell>
        </table:table-row>
        <table:table-row table:style-name="ro1">
          <table:table-cell office:value-type="string" calcext:value-type="string">
            <text:p>u-ch427-n512-start-paper-gr-00</text:p>
          </table:table-cell>
          <table:table-cell office:value-type="float" office:value="128.958" calcext:value-type="float">
            <text:p>128.958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0:29Z</text:p>
          </table:table-cell>
          <table:table-cell office:value-type="string" calcext:value-type="string">
            <text:p>2022-03-14T22:30:38Z</text:p>
          </table:table-cell>
          <table:table-cell office:value-type="string" calcext:value-type="string">
            <text:p>2022-03-14T22:33:02Z</text:p>
          </table:table-cell>
          <table:table-cell office:value-type="string" calcext:value-type="string">
            <text:p>SUCCEEDED</text:p>
          </table:table-cell>
          <table:table-cell office:value-type="float" office:value="1253765" calcext:value-type="float">
            <text:p>1253765</text:p>
          </table:table-cell>
          <table:table-cell office:value-type="float" office:value="131760" calcext:value-type="float">
            <text:p>131760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512-start-paper-gr-01</text:p>
          </table:table-cell>
          <table:table-cell office:value-type="float" office:value="158.069" calcext:value-type="float">
            <text:p>158.069</text:p>
          </table:table-cell>
          <table:table-cell office:value-type="float" office:value="41.92" calcext:value-type="float">
            <text:p>41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5:47Z</text:p>
          </table:table-cell>
          <table:table-cell office:value-type="string" calcext:value-type="string">
            <text:p>2022-03-14T22:35:55Z</text:p>
          </table:table-cell>
          <table:table-cell office:value-type="string" calcext:value-type="string">
            <text:p>2022-03-14T22:38:53Z</text:p>
          </table:table-cell>
          <table:table-cell office:value-type="string" calcext:value-type="string">
            <text:p>SUCCEEDED</text:p>
          </table:table-cell>
          <table:table-cell office:value-type="float" office:value="1253776" calcext:value-type="float">
            <text:p>1253776</text:p>
          </table:table-cell>
          <table:table-cell office:value-type="float" office:value="31202" calcext:value-type="float">
            <text:p>31202</text:p>
          </table:table-cell>
          <table:table-cell office:value-type="float" office:value="14.372" calcext:value-type="float">
            <text:p>14.3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u-ch427-n512-start-paper-gr-10</text:p>
          </table:table-cell>
          <table:table-cell office:value-type="float" office:value="218.342" calcext:value-type="float">
            <text:p>218.342</text:p>
          </table:table-cell>
          <table:table-cell office:value-type="float" office:value="72.27" calcext:value-type="float">
            <text:p>72.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14T23:00:13Z</text:p>
          </table:table-cell>
          <table:table-cell office:value-type="string" calcext:value-type="string">
            <text:p>2022-03-14T23:28:27Z</text:p>
          </table:table-cell>
          <table:table-cell office:value-type="string" calcext:value-type="string">
            <text:p>2022-03-14T23:34:17Z</text:p>
          </table:table-cell>
          <table:table-cell office:value-type="string" calcext:value-type="string">
            <text:p>SUCCEEDED</text:p>
          </table:table-cell>
          <table:table-cell office:value-type="float" office:value="1253827" calcext:value-type="float">
            <text:p>1253827</text:p>
          </table:table-cell>
          <table:table-cell office:value-type="float" office:value="237049" calcext:value-type="float">
            <text:p>237049</text:p>
          </table:table-cell>
          <table:table-cell office:value-type="float" office:value="14.917" calcext:value-type="float">
            <text:p>14.917</text:p>
          </table:table-cell>
          <table:table-cell office:value-type="float" office:value="0.76" calcext:value-type="float">
            <text:p>0.76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512-start-paper-gr-20</text:p>
          </table:table-cell>
          <table:table-cell office:value-type="float" office:value="294.696" calcext:value-type="float">
            <text:p>294.696</text:p>
          </table:table-cell>
          <table:table-cell office:value-type="float" office:value="106.53" calcext:value-type="float">
            <text:p>106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14T22:59:29Z</text:p>
          </table:table-cell>
          <table:table-cell office:value-type="string" calcext:value-type="string">
            <text:p>2022-03-14T22:59:40Z</text:p>
          </table:table-cell>
          <table:table-cell office:value-type="string" calcext:value-type="string">
            <text:p>2022-03-14T23:08:38Z</text:p>
          </table:table-cell>
          <table:table-cell office:value-type="string" calcext:value-type="string">
            <text:p>SUCCEEDED</text:p>
          </table:table-cell>
          <table:table-cell office:value-type="float" office:value="1253822" calcext:value-type="float">
            <text:p>1253822</text:p>
          </table:table-cell>
          <table:table-cell office:value-type="float" office:value="172755" calcext:value-type="float">
            <text:p>172755</text:p>
          </table:table-cell>
          <table:table-cell office:value-type="float" office:value="14.242" calcext:value-type="float">
            <text:p>14.24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u-ch427-n512-start-paper-gr2-00</text:p>
          </table:table-cell>
          <table:table-cell office:value-type="float" office:value="9601.679" calcext:value-type="float">
            <text:p>9601.679</text:p>
          </table:table-cell>
          <table:table-cell office:value-type="float" office:value="107.25" calcext:value-type="float">
            <text:p>107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6:55Z</text:p>
          </table:table-cell>
          <table:table-cell office:value-type="string" calcext:value-type="string">
            <text:p>2022-03-20T18:47:29Z</text:p>
          </table:table-cell>
          <table:table-cell office:value-type="string" calcext:value-type="string">
            <text:p>2022-03-20T21:28:20Z</text:p>
          </table:table-cell>
          <table:table-cell office:value-type="string" calcext:value-type="string">
            <text:p>SUCCEEDED</text:p>
          </table:table-cell>
          <table:table-cell office:value-type="float" office:value="1286876" calcext:value-type="float">
            <text:p>1286876</text:p>
          </table:table-cell>
          <table:table-cell office:value-type="float" office:value="95924" calcext:value-type="float">
            <text:p>95924</text:p>
          </table:table-cell>
          <table:table-cell office:value-type="float" office:value="162.285" calcext:value-type="float">
            <text:p>162.285</text:p>
          </table:table-cell>
          <table:table-cell office:value-type="float" office:value="36.215" calcext:value-type="float">
            <text:p>36.215</text:p>
          </table:table-cell>
          <table:table-cell office:value-type="float" office:value="34.655" calcext:value-type="float">
            <text:p>34.655</text:p>
          </table:table-cell>
        </table:table-row>
        <table:table-row table:style-name="ro1">
          <table:table-cell office:value-type="string" calcext:value-type="string">
            <text:p>u-ch427-n512-start-paper-gr2-01</text:p>
          </table:table-cell>
          <table:table-cell office:value-type="float" office:value="9665.803" calcext:value-type="float">
            <text:p>9665.803</text:p>
          </table:table-cell>
          <table:table-cell office:value-type="float" office:value="108.3" calcext:value-type="float">
            <text:p>108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32:11Z</text:p>
          </table:table-cell>
          <table:table-cell office:value-type="string" calcext:value-type="string">
            <text:p>2022-03-15T20:38:01Z</text:p>
          </table:table-cell>
          <table:table-cell office:value-type="string" calcext:value-type="string">
            <text:p>2022-03-15T23:20:00Z</text:p>
          </table:table-cell>
          <table:table-cell office:value-type="string" calcext:value-type="string">
            <text:p>SUCCEEDED</text:p>
          </table:table-cell>
          <table:table-cell office:value-type="float" office:value="1259323" calcext:value-type="float">
            <text:p>1259323</text:p>
          </table:table-cell>
          <table:table-cell office:value-type="float" office:value="30464" calcext:value-type="float">
            <text:p>30464</text:p>
          </table:table-cell>
          <table:table-cell office:value-type="float" office:value="164.639" calcext:value-type="float">
            <text:p>164.639</text:p>
          </table:table-cell>
          <table:table-cell office:value-type="float" office:value="35.888" calcext:value-type="float">
            <text:p>35.888</text:p>
          </table:table-cell>
          <table:table-cell office:value-type="float" office:value="35.566" calcext:value-type="float">
            <text:p>35.566</text:p>
          </table:table-cell>
        </table:table-row>
        <table:table-row table:style-name="ro1">
          <table:table-cell office:value-type="string" calcext:value-type="string">
            <text:p>u-ch427-n512-start-paper-gr2-10</text:p>
          </table:table-cell>
          <table:table-cell office:value-type="float" office:value="9870.707" calcext:value-type="float">
            <text:p>9870.707</text:p>
          </table:table-cell>
          <table:table-cell office:value-type="float" office:value="105.94" calcext:value-type="float">
            <text:p>105.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11Z</text:p>
          </table:table-cell>
          <table:table-cell office:value-type="string" calcext:value-type="string">
            <text:p>2022-03-20T19:15:56Z</text:p>
          </table:table-cell>
          <table:table-cell office:value-type="string" calcext:value-type="string">
            <text:p>2022-03-20T22:01:19Z</text:p>
          </table:table-cell>
          <table:table-cell office:value-type="string" calcext:value-type="string">
            <text:p>SUCCEEDED</text:p>
          </table:table-cell>
          <table:table-cell office:value-type="float" office:value="1286877" calcext:value-type="float">
            <text:p>1286877</text:p>
          </table:table-cell>
          <table:table-cell office:value-type="float" office:value="38873" calcext:value-type="float">
            <text:p>38873</text:p>
          </table:table-cell>
          <table:table-cell office:value-type="float" office:value="162.96" calcext:value-type="float">
            <text:p>162.96</text:p>
          </table:table-cell>
          <table:table-cell office:value-type="float" office:value="36.287" calcext:value-type="float">
            <text:p>36.287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1">
          <table:table-cell office:value-type="string" calcext:value-type="string">
            <text:p>u-ch427-n512-start-paper-gr2-20</text:p>
          </table:table-cell>
          <table:table-cell office:value-type="float" office:value="9982.687" calcext:value-type="float">
            <text:p>9982.687</text:p>
          </table:table-cell>
          <table:table-cell office:value-type="float" office:value="114.84" calcext:value-type="float">
            <text:p>114.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23Z</text:p>
          </table:table-cell>
          <table:table-cell office:value-type="string" calcext:value-type="string">
            <text:p>2022-03-20T19:32:55Z</text:p>
          </table:table-cell>
          <table:table-cell office:value-type="string" calcext:value-type="string">
            <text:p>2022-03-20T22:20:11Z</text:p>
          </table:table-cell>
          <table:table-cell office:value-type="string" calcext:value-type="string">
            <text:p>SUCCEEDED</text:p>
          </table:table-cell>
          <table:table-cell office:value-type="float" office:value="1286878" calcext:value-type="float">
            <text:p>1286878</text:p>
          </table:table-cell>
          <table:table-cell office:value-type="float" office:value="174730" calcext:value-type="float">
            <text:p>174730</text:p>
          </table:table-cell>
          <table:table-cell office:value-type="float" office:value="161.532" calcext:value-type="float">
            <text:p>161.532</text:p>
          </table:table-cell>
          <table:table-cell office:value-type="float" office:value="37" calcext:value-type="float">
            <text:p>37</text:p>
          </table:table-cell>
          <table:table-cell office:value-type="float" office:value="37.814" calcext:value-type="float">
            <text:p>37.814</text:p>
          </table:table-cell>
        </table:table-row>
        <table:table-row table:style-name="ro1">
          <table:table-cell office:value-type="string" calcext:value-type="string">
            <text:p>u-ch427-n512-start-paper-gr2-30</text:p>
          </table:table-cell>
          <table:table-cell office:value-type="float" office:value="9816.246" calcext:value-type="float">
            <text:p>9816.246</text:p>
          </table:table-cell>
          <table:table-cell office:value-type="float" office:value="114.13" calcext:value-type="float">
            <text:p>114.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33Z</text:p>
          </table:table-cell>
          <table:table-cell office:value-type="string" calcext:value-type="string">
            <text:p>2022-03-20T19:32:55Z</text:p>
          </table:table-cell>
          <table:table-cell office:value-type="string" calcext:value-type="string">
            <text:p>2022-03-20T22:17:25Z</text:p>
          </table:table-cell>
          <table:table-cell office:value-type="string" calcext:value-type="string">
            <text:p>SUCCEEDED</text:p>
          </table:table-cell>
          <table:table-cell office:value-type="float" office:value="1286880" calcext:value-type="float">
            <text:p>1286880</text:p>
          </table:table-cell>
          <table:table-cell office:value-type="float" office:value="48944" calcext:value-type="float">
            <text:p>48944</text:p>
          </table:table-cell>
          <table:table-cell office:value-type="float" office:value="162.293" calcext:value-type="float">
            <text:p>162.293</text:p>
          </table:table-cell>
          <table:table-cell office:value-type="float" office:value="35.762" calcext:value-type="float">
            <text:p>35.76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u-ch427-n512-start-paper-gr-30</text:p>
          </table:table-cell>
          <table:table-cell office:value-type="float" office:value="407.63" calcext:value-type="float">
            <text:p>407.63</text:p>
          </table:table-cell>
          <table:table-cell office:value-type="float" office:value="145.86" calcext:value-type="float">
            <text:p>145.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14T22:36:20Z</text:p>
          </table:table-cell>
          <table:table-cell office:value-type="string" calcext:value-type="string">
            <text:p>2022-03-15T01:55:34Z</text:p>
          </table:table-cell>
          <table:table-cell office:value-type="string" calcext:value-type="string">
            <text:p>2022-03-15T02:08:51Z</text:p>
          </table:table-cell>
          <table:table-cell office:value-type="string" calcext:value-type="string">
            <text:p>SUCCEEDED</text:p>
          </table:table-cell>
          <table:table-cell office:value-type="float" office:value="1253780" calcext:value-type="float">
            <text:p>1253780</text:p>
          </table:table-cell>
          <table:table-cell office:value-type="float" office:value="114146" calcext:value-type="float">
            <text:p>114146</text:p>
          </table:table-cell>
          <table:table-cell office:value-type="float" office:value="20.94" calcext:value-type="float">
            <text:p>20.9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u-ch427-n512-start-paper-gr46-00</text:p>
          </table:table-cell>
          <table:table-cell office:value-type="float" office:value="9528.619" calcext:value-type="float">
            <text:p>9528.619</text:p>
          </table:table-cell>
          <table:table-cell office:value-type="float" office:value="107.55" calcext:value-type="float">
            <text:p>107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39:58Z</text:p>
          </table:table-cell>
          <table:table-cell office:value-type="string" calcext:value-type="string">
            <text:p>2022-03-15T20:46:20Z</text:p>
          </table:table-cell>
          <table:table-cell office:value-type="string" calcext:value-type="string">
            <text:p>2022-03-15T23:26:04Z</text:p>
          </table:table-cell>
          <table:table-cell office:value-type="string" calcext:value-type="string">
            <text:p>SUCCEEDED</text:p>
          </table:table-cell>
          <table:table-cell office:value-type="float" office:value="1259366" calcext:value-type="float">
            <text:p>1259366</text:p>
          </table:table-cell>
          <table:table-cell office:value-type="float" office:value="106500" calcext:value-type="float">
            <text:p>106500</text:p>
          </table:table-cell>
          <table:table-cell office:value-type="float" office:value="163.177" calcext:value-type="float">
            <text:p>163.177</text:p>
          </table:table-cell>
          <table:table-cell office:value-type="float" office:value="35.56" calcext:value-type="float">
            <text:p>35.56</text:p>
          </table:table-cell>
          <table:table-cell office:value-type="float" office:value="34.272" calcext:value-type="float">
            <text:p>34.272</text:p>
          </table:table-cell>
        </table:table-row>
        <table:table-row table:style-name="ro1">
          <table:table-cell office:value-type="string" calcext:value-type="string">
            <text:p>u-ch427-n512-start-paper-gr46-01</text:p>
          </table:table-cell>
          <table:table-cell office:value-type="float" office:value="10188.973" calcext:value-type="float">
            <text:p>10188.973</text:p>
          </table:table-cell>
          <table:table-cell office:value-type="float" office:value="108.08" calcext:value-type="float">
            <text:p>108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0:23Z</text:p>
          </table:table-cell>
          <table:table-cell office:value-type="string" calcext:value-type="string">
            <text:p>2022-03-15T20:54:01Z</text:p>
          </table:table-cell>
          <table:table-cell office:value-type="string" calcext:value-type="string">
            <text:p>2022-03-15T23:44:41Z</text:p>
          </table:table-cell>
          <table:table-cell office:value-type="string" calcext:value-type="string">
            <text:p>SUCCEEDED</text:p>
          </table:table-cell>
          <table:table-cell office:value-type="float" office:value="1259367" calcext:value-type="float">
            <text:p>1259367</text:p>
          </table:table-cell>
          <table:table-cell office:value-type="float" office:value="184453" calcext:value-type="float">
            <text:p>184453</text:p>
          </table:table-cell>
          <table:table-cell office:value-type="float" office:value="169.603" calcext:value-type="float">
            <text:p>169.603</text:p>
          </table:table-cell>
          <table:table-cell office:value-type="float" office:value="36.657" calcext:value-type="float">
            <text:p>36.657</text:p>
          </table:table-cell>
          <table:table-cell office:value-type="float" office:value="36.844" calcext:value-type="float">
            <text:p>36.844</text:p>
          </table:table-cell>
        </table:table-row>
        <table:table-row table:style-name="ro1">
          <table:table-cell office:value-type="string" calcext:value-type="string">
            <text:p>u-ch427-n512-start-paper-gr46-10</text:p>
          </table:table-cell>
          <table:table-cell office:value-type="float" office:value="9943.306" calcext:value-type="float">
            <text:p>9943.306</text:p>
          </table:table-cell>
          <table:table-cell office:value-type="float" office:value="105.37" calcext:value-type="float">
            <text:p>105.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0:48Z</text:p>
          </table:table-cell>
          <table:table-cell office:value-type="string" calcext:value-type="string">
            <text:p>2022-03-15T21:12:48Z</text:p>
          </table:table-cell>
          <table:table-cell office:value-type="string" calcext:value-type="string">
            <text:p>2022-03-15T23:59:21Z</text:p>
          </table:table-cell>
          <table:table-cell office:value-type="string" calcext:value-type="string">
            <text:p>SUCCEEDED</text:p>
          </table:table-cell>
          <table:table-cell office:value-type="float" office:value="1259372" calcext:value-type="float">
            <text:p>1259372</text:p>
          </table:table-cell>
          <table:table-cell office:value-type="float" office:value="262090" calcext:value-type="float">
            <text:p>262090</text:p>
          </table:table-cell>
          <table:table-cell office:value-type="float" office:value="167.827" calcext:value-type="float">
            <text:p>167.827</text:p>
          </table:table-cell>
          <table:table-cell office:value-type="float" office:value="36.378" calcext:value-type="float">
            <text:p>36.378</text:p>
          </table:table-cell>
          <table:table-cell office:value-type="float" office:value="36.476" calcext:value-type="float">
            <text:p>36.476</text:p>
          </table:table-cell>
        </table:table-row>
        <table:table-row table:style-name="ro1">
          <table:table-cell office:value-type="string" calcext:value-type="string">
            <text:p>u-ch427-n512-start-paper-gr46-20</text:p>
          </table:table-cell>
          <table:table-cell office:value-type="float" office:value="9782.123" calcext:value-type="float">
            <text:p>9782.123</text:p>
          </table:table-cell>
          <table:table-cell office:value-type="float" office:value="108.79" calcext:value-type="float">
            <text:p>108.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1:10Z</text:p>
          </table:table-cell>
          <table:table-cell office:value-type="string" calcext:value-type="string">
            <text:p>2022-03-15T21:22:00Z</text:p>
          </table:table-cell>
          <table:table-cell office:value-type="string" calcext:value-type="string">
            <text:p>2022-03-16T00:05:53Z</text:p>
          </table:table-cell>
          <table:table-cell office:value-type="string" calcext:value-type="string">
            <text:p>SUCCEEDED</text:p>
          </table:table-cell>
          <table:table-cell office:value-type="float" office:value="1259373" calcext:value-type="float">
            <text:p>1259373</text:p>
          </table:table-cell>
          <table:table-cell office:value-type="float" office:value="99290" calcext:value-type="float">
            <text:p>99290</text:p>
          </table:table-cell>
          <table:table-cell office:value-type="float" office:value="166.961" calcext:value-type="float">
            <text:p>166.961</text:p>
          </table:table-cell>
          <table:table-cell office:value-type="float" office:value="35.188" calcext:value-type="float">
            <text:p>35.188</text:p>
          </table:table-cell>
          <table:table-cell office:value-type="float" office:value="36.008" calcext:value-type="float">
            <text:p>36.008</text:p>
          </table:table-cell>
        </table:table-row>
        <table:table-row table:style-name="ro1">
          <table:table-cell office:value-type="string" calcext:value-type="string">
            <text:p>u-ch427-n512-start-paper-gr46-30</text:p>
          </table:table-cell>
          <table:table-cell office:value-type="float" office:value="9917.992" calcext:value-type="float">
            <text:p>9917.992</text:p>
          </table:table-cell>
          <table:table-cell office:value-type="float" office:value="107.62" calcext:value-type="float">
            <text:p>107.6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1:27Z</text:p>
          </table:table-cell>
          <table:table-cell office:value-type="string" calcext:value-type="string">
            <text:p>2022-03-15T22:27:11Z</text:p>
          </table:table-cell>
          <table:table-cell office:value-type="string" calcext:value-type="string">
            <text:p>2022-03-16T01:13:22Z</text:p>
          </table:table-cell>
          <table:table-cell office:value-type="string" calcext:value-type="string">
            <text:p>SUCCEEDED</text:p>
          </table:table-cell>
          <table:table-cell office:value-type="float" office:value="1259374" calcext:value-type="float">
            <text:p>1259374</text:p>
          </table:table-cell>
          <table:table-cell office:value-type="float" office:value="218183" calcext:value-type="float">
            <text:p>218183</text:p>
          </table:table-cell>
          <table:table-cell office:value-type="float" office:value="172.708" calcext:value-type="float">
            <text:p>172.708</text:p>
          </table:table-cell>
          <table:table-cell office:value-type="float" office:value="36.358" calcext:value-type="float">
            <text:p>36.358</text:p>
          </table:table-cell>
          <table:table-cell office:value-type="float" office:value="36.127" calcext:value-type="float">
            <text:p>36.12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31.275" calcext:value-type="float">
            <text:p>131.275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242.069" calcext:value-type="float">
            <text:p>242.0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78.124" calcext:value-type="float">
            <text:p>178.124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241.916" calcext:value-type="float">
            <text:p>241.9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228.337" calcext:value-type="float">
            <text:p>228.337</text:p>
          </table:table-cell>
          <table:table-cell office:value-type="float" office:value="253.357" calcext:value-type="float">
            <text:p>253.357</text:p>
          </table:table-cell>
          <table:table-cell office:value-type="float" office:value="243.566" calcext:value-type="float">
            <text:p>243.5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310.834" calcext:value-type="float">
            <text:p>310.834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240.541" calcext:value-type="float">
            <text:p>240.5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255.291" calcext:value-type="float">
            <text:p>255.291</text:p>
          </table:table-cell>
          <table:table-cell office:value-type="float" office:value="241.35" calcext:value-type="float">
            <text:p>241.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898.484" calcext:value-type="float">
            <text:p>898.484</text:p>
          </table:table-cell>
          <table:table-cell office:value-type="float" office:value="261.726" calcext:value-type="float">
            <text:p>261.726</text:p>
          </table:table-cell>
          <table:table-cell office:value-type="float" office:value="246.299" calcext:value-type="float">
            <text:p>246.2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5"/>
        </table:table-row>
      </table:table>
      <table:table table:name="graphics" table:style-name="ta1">
        <table:shapes>
          <draw:frame draw:z-index="0" draw:style-name="gr1" draw:text-style-name="P1" svg:width="15.999cm" svg:height="8.999cm" svg:x="0.055cm" svg:y="0cm">
            <draw:object draw:notify-on-update-of-ranges="Sheet1.J26:Sheet1.J49 Sheet1.K26:Sheet1.K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063cm" svg:y="0.001cm">
            <draw:object draw:notify-on-update-of-ranges="Sheet1.C26:Sheet1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nsembl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 to 6</text:p>
          </table:table-cell>
          <table:table-cell office:value-type="string" calcext:value-type="string">
            <text:p>Orig Values</text:p>
          </table:table-cell>
          <table:table-cell office:value-type="string" calcext:value-type="string">
            <text:p>Paper XM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xios = 6</text:p>
          </table:table-cell>
        </table:table-row>
        <table:table-row table:style-name="ro1">
          <table:table-cell/>
          <table:table-cell table:style-name="ce1" office:value-type="string" calcext:value-type="string">
            <text:p>7 to 12</text:p>
          </table:table-cell>
          <table:table-cell office:value-type="string" calcext:value-type="string">
            <text:p>Paper Values</text:p>
          </table:table-cell>
          <table:table-cell office:value-type="string" calcext:value-type="string">
            <text:p>Paper XML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" office:value-type="string" calcext:value-type="string">
            <text:p>13 to 18</text:p>
          </table:table-cell>
          <table:table-cell office:value-type="string" calcext:value-type="string">
            <text:p>Paper Values</text:p>
          </table:table-cell>
          <table:table-cell office:value-type="string" calcext:value-type="string">
            <text:p>Paper XML</text:p>
          </table:table-cell>
          <table:table-cell office:value-type="string" calcext:value-type="string">
            <text:p>2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" office:value-type="string" calcext:value-type="string">
            <text:p>19 to 24</text:p>
          </table:table-cell>
          <table:table-cell office:value-type="string" calcext:value-type="string">
            <text:p>Paper Values</text:p>
          </table:table-cell>
          <table:table-cell office:value-type="string" calcext:value-type="string">
            <text:p>Paper XML</text:p>
          </table:table-cell>
          <table:table-cell office:value-type="string" calcext:value-type="string">
            <text:p>46H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51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4:37:35.447529716</meta:creation-date>
    <dc:date>2022-03-22T14:00:51.943849705</dc:date>
    <meta:editing-duration>PT21H34M11S</meta:editing-duration>
    <meta:editing-cycles>3</meta:editing-cycles>
    <meta:generator>LibreOffice/6.4.7.2$Linux_X86_64 LibreOffice_project/40$Build-2</meta:generator>
    <meta:document-statistic meta:table-count="2" meta:cell-count="97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time x time-initial</text:p>
        </chart:title>
        <chart:plot-area chart:style-name="ch3" table:cell-range-address="Sheet1.J26:Sheet1.K4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6:Sheet1.J49" chart:class="chart:bar">
            <chart:data-point chart:repeated="24"/>
          </chart:series>
          <chart:series chart:style-name="ch8" chart:values-cell-range-address="Sheet1.K26:Sheet1.K49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549">
                <text:p>226.549</text:p>
                <draw:g>
                  <svg:desc>Sheet1.J26:Sheet1.J49</svg:desc>
                </draw:g>
              </table:table-cell>
              <table:table-cell office:value-type="float" office:value="174.389">
                <text:p>174.389</text:p>
                <draw:g>
                  <svg:desc>Sheet1.K26:Sheet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147">
                <text:p>238.147</text:p>
              </table:table-cell>
              <table:table-cell office:value-type="float" office:value="185.527">
                <text:p>185.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609">
                <text:p>204.609</text:p>
              </table:table-cell>
              <table:table-cell office:value-type="float" office:value="156.269">
                <text:p>156.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307">
                <text:p>176.307</text:p>
              </table:table-cell>
              <table:table-cell office:value-type="float" office:value="124.667">
                <text:p>124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.564">
                <text:p>194.564</text:p>
              </table:table-cell>
              <table:table-cell office:value-type="float" office:value="143.084">
                <text:p>143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263">
                <text:p>187.263</text:p>
              </table:table-cell>
              <table:table-cell office:value-type="float" office:value="137.383">
                <text:p>137.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275">
                <text:p>131.275</text:p>
              </table:table-cell>
              <table:table-cell office:value-type="float" office:value="90.545">
                <text:p>90.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.124">
                <text:p>178.124</text:p>
              </table:table-cell>
              <table:table-cell office:value-type="float" office:value="136.634">
                <text:p>136.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.337">
                <text:p>228.337</text:p>
              </table:table-cell>
              <table:table-cell office:value-type="float" office:value="156.327">
                <text:p>156.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.834">
                <text:p>310.834</text:p>
              </table:table-cell>
              <table:table-cell office:value-type="float" office:value="206.074">
                <text:p>206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.477">
                <text:p>375.477</text:p>
              </table:table-cell>
              <table:table-cell office:value-type="float" office:value="256.547">
                <text:p>256.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.484">
                <text:p>898.484</text:p>
              </table:table-cell>
              <table:table-cell office:value-type="float" office:value="661.704">
                <text:p>661.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.203">
                <text:p>255.203</text:p>
              </table:table-cell>
              <table:table-cell office:value-type="float" office:value="212.643">
                <text:p>212.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031">
                <text:p>255.031</text:p>
              </table:table-cell>
              <table:table-cell office:value-type="float" office:value="212.521">
                <text:p>212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.357">
                <text:p>253.357</text:p>
              </table:table-cell>
              <table:table-cell office:value-type="float" office:value="210.187">
                <text:p>21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.123">
                <text:p>253.123</text:p>
              </table:table-cell>
              <table:table-cell office:value-type="float" office:value="210.543">
                <text:p>210.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.291">
                <text:p>255.291</text:p>
              </table:table-cell>
              <table:table-cell office:value-type="float" office:value="213.551">
                <text:p>213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.726">
                <text:p>261.726</text:p>
              </table:table-cell>
              <table:table-cell office:value-type="float" office:value="219.446">
                <text:p>219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069">
                <text:p>242.069</text:p>
              </table:table-cell>
              <table:table-cell office:value-type="float" office:value="200.299">
                <text:p>200.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.916">
                <text:p>241.916</text:p>
              </table:table-cell>
              <table:table-cell office:value-type="float" office:value="198.006">
                <text:p>198.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.566">
                <text:p>243.566</text:p>
              </table:table-cell>
              <table:table-cell office:value-type="float" office:value="201.406">
                <text:p>201.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.541">
                <text:p>240.541</text:p>
              </table:table-cell>
              <table:table-cell office:value-type="float" office:value="197.761">
                <text:p>197.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.35">
                <text:p>241.35</text:p>
              </table:table-cell>
              <table:table-cell office:value-type="float" office:value="198.88">
                <text:p>19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.299">
                <text:p>246.299</text:p>
              </table:table-cell>
              <table:table-cell office:value-type="float" office:value="203.779">
                <text:p>203.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26:Sheet1.C49" svg:x="0.32cm" svg:y="0.18cm" svg:width="15.36cm" svg:height="8.64cm">
          <chartooo:coordinate-region svg:x="1.312cm" svg:y="0.379cm" svg:width="14.36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49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549">
                <text:p>226.549</text:p>
                <draw:g>
                  <svg:desc>Sheet1.C26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147">
                <text:p>238.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609">
                <text:p>204.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307">
                <text:p>176.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.564">
                <text:p>194.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263">
                <text:p>187.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275">
                <text:p>131.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.124">
                <text:p>178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.337">
                <text:p>228.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.834">
                <text:p>310.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.477">
                <text:p>375.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.484">
                <text:p>898.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.203">
                <text:p>255.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031">
                <text:p>255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.357">
                <text:p>253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.123">
                <text:p>253.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.291">
                <text:p>255.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.726">
                <text:p>261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069">
                <text:p>242.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.916">
                <text:p>241.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.566">
                <text:p>243.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.541">
                <text:p>240.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.35">
                <text:p>241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.299">
                <text:p>246.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52:Sheet1.B72" svg:x="0.32cm" svg:y="0.18cm" svg:width="13.097cm" svg:height="8.64cm">
          <chartooo:coordinate-region svg:x="1.497cm" svg:y="0.379cm" svg:width="11.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:Sheet1.B7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17.603">
                <text:p>5417.603</text:p>
                <draw:g>
                  <svg:desc>Sheet1.B52:Sheet1.B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1.451">
                <text:p>5741.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4.759">
                <text:p>5474.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89.891">
                <text:p>5289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54.259">
                <text:p>5454.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6.089">
                <text:p>626.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.958">
                <text:p>128.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.069">
                <text:p>158.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342">
                <text:p>218.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4.696">
                <text:p>294.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01.679">
                <text:p>9601.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65.803">
                <text:p>9665.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70.707">
                <text:p>9870.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82.687">
                <text:p>9982.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16.246">
                <text:p>9816.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.63">
                <text:p>407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8.619">
                <text:p>9528.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88.973">
                <text:p>10188.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3.306">
                <text:p>9943.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82.123">
                <text:p>9782.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7.992">
                <text:p>9917.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454cm" style:legend-expansion="high" chart:style-name="ch2"/>
        <chart:plot-area chart:style-name="ch3" table:cell-range-address="Sheet1.C75:Sheet1.F80" svg:x="0.32cm" svg:y="0.18cm" svg:width="13.097cm" svg:height="8.64cm">
          <chartooo:coordinate-region svg:x="1.312cm" svg:y="0.379cm" svg:width="12.1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5:Sheet1.C80" chart:class="chart:bar">
            <chart:data-point chart:repeated="6"/>
          </chart:series>
          <chart:series chart:style-name="ch8" chart:values-cell-range-address="Sheet1.D75:Sheet1.D80" chart:class="chart:bar">
            <chart:data-point chart:repeated="6"/>
          </chart:series>
          <chart:series chart:style-name="ch9" chart:values-cell-range-address="Sheet1.E75:Sheet1.E80" chart:class="chart:bar">
            <chart:data-point chart:repeated="6"/>
          </chart:series>
          <chart:series chart:style-name="ch10" chart:values-cell-range-address="Sheet1.F75:Sheet1.F8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549">
                <text:p>226.549</text:p>
                <draw:g>
                  <svg:desc>Sheet1.C75:Sheet1.C80</svg:desc>
                </draw:g>
              </table:table-cell>
              <table:table-cell office:value-type="float" office:value="131.275">
                <text:p>131.275</text:p>
                <draw:g>
                  <svg:desc>Sheet1.D75:Sheet1.D80</svg:desc>
                </draw:g>
              </table:table-cell>
              <table:table-cell office:value-type="float" office:value="255.203">
                <text:p>255.203</text:p>
                <draw:g>
                  <svg:desc>Sheet1.E75:Sheet1.E80</svg:desc>
                </draw:g>
              </table:table-cell>
              <table:table-cell office:value-type="float" office:value="242.069">
                <text:p>242.069</text:p>
                <draw:g>
                  <svg:desc>Sheet1.F75:Sheet1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147">
                <text:p>238.147</text:p>
              </table:table-cell>
              <table:table-cell office:value-type="float" office:value="178.124">
                <text:p>178.124</text:p>
              </table:table-cell>
              <table:table-cell office:value-type="float" office:value="255.031">
                <text:p>255.031</text:p>
              </table:table-cell>
              <table:table-cell office:value-type="float" office:value="241.916">
                <text:p>241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609">
                <text:p>204.609</text:p>
              </table:table-cell>
              <table:table-cell office:value-type="float" office:value="228.337">
                <text:p>228.337</text:p>
              </table:table-cell>
              <table:table-cell office:value-type="float" office:value="253.357">
                <text:p>253.357</text:p>
              </table:table-cell>
              <table:table-cell office:value-type="float" office:value="243.566">
                <text:p>243.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307">
                <text:p>176.307</text:p>
              </table:table-cell>
              <table:table-cell office:value-type="float" office:value="310.834">
                <text:p>310.834</text:p>
              </table:table-cell>
              <table:table-cell office:value-type="float" office:value="253.123">
                <text:p>253.123</text:p>
              </table:table-cell>
              <table:table-cell office:value-type="float" office:value="240.541">
                <text:p>240.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.564">
                <text:p>194.564</text:p>
              </table:table-cell>
              <table:table-cell office:value-type="float" office:value="375.477">
                <text:p>375.477</text:p>
              </table:table-cell>
              <table:table-cell office:value-type="float" office:value="255.291">
                <text:p>255.291</text:p>
              </table:table-cell>
              <table:table-cell office:value-type="float" office:value="241.35">
                <text:p>24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263">
                <text:p>187.263</text:p>
              </table:table-cell>
              <table:table-cell office:value-type="float" office:value="898.484">
                <text:p>898.484</text:p>
              </table:table-cell>
              <table:table-cell office:value-type="float" office:value="261.726">
                <text:p>261.726</text:p>
              </table:table-cell>
              <table:table-cell office:value-type="float" office:value="246.299">
                <text:p>246.2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